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150%"/>
      <style:text-properties style:font-name="Times New Roman" fo:font-size="12pt" style:font-size-asian="12pt" style:font-size-complex="12pt"/>
    </style:style>
    <style:style style:name="P4" style:family="paragraph" style:parent-style-name="Text_20_body">
      <style:paragraph-properties fo:margin-top="0cm" fo:margin-bottom="0cm" fo:line-height="150%"/>
      <style:text-properties fo:color="#000000" style:font-name="Times New Roman" fo:font-size="12pt" style:font-size-asian="12pt" style:font-size-complex="12pt"/>
    </style:style>
    <style:style style:name="P5" style:family="paragraph" style:parent-style-name="Text_20_body">
      <style:paragraph-properties fo:margin-top="0cm" fo:margin-bottom="0cm" fo:line-height="150%" fo:text-align="start" style:justify-single-word="false"/>
      <style:text-properties fo:color="#000000" style:font-name="Times New Roman" fo:font-size="12pt" style:font-size-asian="12pt" style:font-size-complex="12pt"/>
    </style:style>
    <style:style style:name="P6" style:family="paragraph" style:parent-style-name="Text_20_body">
      <style:paragraph-properties fo:margin-top="0cm" fo:margin-bottom="0cm" fo:line-height="150%"/>
      <style:text-properties style:font-name="Times New Roman" fo:font-size="12pt" style:font-size-asian="12pt" style:font-size-complex="12pt"/>
    </style:style>
    <style:style style:name="P7" style:family="paragraph" style:parent-style-name="Text_20_body">
      <style:paragraph-properties fo:margin-top="0cm" fo:margin-bottom="0cm" fo:line-height="150%" fo:text-align="start" style:justify-single-word="false"/>
      <style:text-properties style:font-name="Times New Roman" fo:font-size="12pt" style:font-size-asian="12pt" style:font-size-complex="12pt"/>
    </style:style>
    <style:style style:name="P8" style:family="paragraph" style:parent-style-name="Text_20_body">
      <style:paragraph-properties fo:margin-top="0cm" fo:margin-bottom="0cm" fo:line-height="150%" fo:text-align="start" style:justify-single-word="false"/>
    </style:style>
    <style:style style:name="T1" style:family="text">
      <style:text-properties fo:color="#ff0000"/>
    </style:style>
    <style:style style:name="T2" style:family="text">
      <style:text-properties fo:color="#000000"/>
    </style:style>
    <style:style style:name="T3"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
      <text:p text:style-name="P3">Qu'est ce que l'expression abdominale ? </text:p>
      <text:p text:style-name="P3">L'expression abdominale est l’application d’une pression sur le fond de l’utérus, avec l’intention de raccourcir la durée de la deuxième phase de l’accouchement. (1)</text:p>
      <text:p text:style-name="P6">En 2007, la Haute Autorité de Santé informe les professionnels de santé par le biais d'une recommandation que l'expression abdominale n'a aucune indication médicalement validée. Elle recommande qu'en présence d'une situation où la deuxième phase de l'accouchement doit être écourtée, une extraction instrumentale doit être pratiquée afin d'éviter les traumatismes psychologiques de la mère et du couple ainsi que les complications maternelles que l'expression abdominale peut impliquer. (1,2)</text:p>
      <text:p text:style-name="P4">La recommandation n'interdit cependant pas entièrement cette pratique : en effet, elle mentionne que dans si une expression abdominale est pratiquée, celle ci doit être rapportée dans le dossier médical de la patiente avec un justificatif. (1,3) <text:s/></text:p>
      <text:p text:style-name="P6"/>
      <text:p text:style-name="P6">Selon la recommandation, cette pratique devrait devenir exceptionnelle voire disparaître.</text:p>
      <text:p text:style-name="P4">L'idée de sujet de notre mémoire s'est imposée à nous<text:span text:style-name="T1"> </text:span>lors de nos<text:span text:style-name="T1"> </text:span>stages en salles de naissances au cours de notre cursus, en effet<text:span text:style-name="T1"> </text:span>l'expression abdominale est une méthode encore largement pratiquée dans l’anonymat<text:span text:style-name="T1"> </text:span>de nos salles de naissances.</text:p>
      <text:p text:style-name="P7">L'expression abdominale a été très peu étudiée dans la littérature jusqu'à ce jour, seules quelques études se sont penchées sur le sujet.</text:p>
      <text:p text:style-name="P7">Nous pouvons nous poser la question de savoir quelles sont les situations qui motivent à pratiquer une expression abdominale, cette technique n'étant ni reconnue dans le monde obstétrical ni enseignée aux étudiants.</text:p>
      <text:p text:style-name="P7">Nous pouvons également nous interroger sur l'efficacité de cette méthode qui d'un coté est grandement déconseillée,<text:span text:style-name="T1"> </text:span>et d'un autre est encore largement pratiquée.</text:p>
      <text:p text:style-name="P7">Que nous disent les études réalisées sur le sujet?</text:p>
      <text:p text:style-name="P7"/>
      <text:p text:style-name="P7">Une étude randomisée a été réalisé en 2009 en Turquie sur l'effet de l'expression abdominale sur la durée de la deuxième phase de l'accouchement (4)</text:p>
      <text:p text:style-name="P7">L'étude a comme critères d'inclusions: un travail entre 37 et 42 semaines d'aménorrhées, une grossesse singleton, une présentation céphalique<text:span text:style-name="T1">,</text:span> ainsi qu'un travail sans complication.</text:p>
      <text:p text:style-name="P7">197 parturientes ont été retenues pour l'étude et ont été réparties aléatoirement après leurs consentements écrits dans deux groupes.</text:p>
      <text:p text:style-name="P7">Le premier groupe a bénéficié d'une expression abdominale concomitante à chaque contraction de <text:soft-page-break/>l'envie de pousser à dilatation complète à l'expulsion de la tête fœtale.</text:p>
      <text:p text:style-name="P7">Le deuxième groupe ne bénéficiera pas de l'expression abdominale.</text:p>
      <text:p text:style-name="P7">La variable principale étudiée à la suite de cette étude est la durée de la deuxième phase de l'accouchement.</text:p>
      <text:p text:style-name="P7">Les variables secondaires étudiées dans l'étude sont le PH artériel de l'enfant, la proportion d'extractions instrumentales, la morbidité et la mortalité maternelle, les traumatismes néonataux, l'admission du nouveau-né en réanimation néonatale ainsi que le décès de l'enfant.</text:p>
      <text:p text:style-name="P7">L'étude a conclu qu'il n'y a aucune différence<text:span text:style-name="T2"> significative concernant le temps de deuxieme phase d'accouchement</text:span><text:span text:style-name="T1"> </text:span>entre le groupe bénéficiant de l'expression abdominale et le groupe ayant eu un accouchement sans expression abdominale.</text:p>
      <text:p text:style-name="P7"/>
      <text:p text:style-name="P7">L'étude nous montre ainsi que l'expression abdominale ne raccourcit pas la deuxième phase de l'accouchement. <text:span text:style-name="T2">Elle </text:span>nous montre également que l'expression abdominale ne présente pas d'effet négatif sur l'accouchement.</text:p>
      <text:p text:style-name="P7"/>
      <text:p text:style-name="P7">Une étude similaire a été réalisée en Inde. 209 patientes primipares présentant un bassin non pathologique en travail spontané sans complication entre 37 et 40 semaines d'aménorrhées en présentation céphalique ont été aléatoirement réparties dans deux groupes. Le premier groupe bénéficiant de l'expression utérine, le deuxième n'en bénéficiant pas.</text:p>
      <text:p text:style-name="P7">La variable principale étudiée est la durée de la deuxième phase de l'accouchement.<text:line-break/>Les variables secondaires sont les déchirures du périnée, le score d'APGAR de l'enfant, les complications néonatales ainsi que les autres imprévus pouvant survenir.</text:p>
      <text:p text:style-name="P7">Les résultats de l'étude nous montrent que la durée de la deuxième phase de l'accouchement est inchangée dans les deux groupes. En revanche dans le groupe avec application de l'expression abdominale,<text:span text:style-name="T1"> </text:span>le taux de déchirures est plus élevé. Un cas de rétention placentaire <text:span text:style-name="T2">et </text:span>un cas de prolapsus utérin ont été signalés. Les patientes se plaignent également de douleurs et de fatigues durant et après l'accouchement.</text:p>
      <text:p text:style-name="P7"/>
      <text:p text:style-name="P7">D'autre études ont été réalisées, toutes allant dans le même sens que les deux précédentes.<text:line-break/>Le raccourcissement de la deuxième phase de l'accouchement, raison d'utilisation de l'expression abdominale, est réfuté pas ces différentes études. De plus, ces dernières nous montre une survenue plus fréquente de complication suite à son utilisation.</text:p>
      <text:p text:style-name="P8"><text:span text:style-name="T3">Les résultats de ces études renforcent l'objectif de la recommandation de la haute autorité de santé, qui est l</text:span>’abandon de cet usage.</text:p>
      <text:p text:style-name="P5">La haute autorité de santé recommande de réaliser à distance une enquête des pratiques <text:soft-page-break/>professionnelles afin d'évaluer la part résiduelle de l'expression abdominale dans les accouchements. Qu'en est t-il en Als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9:59:28.27</meta:creation-date>
    <meta:document-statistic meta:table-count="0" meta:image-count="0" meta:object-count="0" meta:page-count="3" meta:paragraph-count="26" meta:word-count="747" meta:character-count="5082"/>
    <dc:date>2016-01-28T19:59:57.92</dc:date>
    <meta:editing-duration>PT29S</meta:editing-duration>
    <meta:editing-cycles>1</meta:editing-cycles>
    <meta:generator>OpenOffice.org/3.4.1$Win32 OpenOffice.org_project/341m1$Build-9593</meta:generator>
  </office:meta>
</office:document-meta>
</file>